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office:value-type="string" table:style-name="Default" office:string-value="Number"/>
          <table:table-cell office:value="1.25" office:value-type="float" table:style-name="Default"/>
        </table:table-row>
        <table:table-row>
          <table:table-cell office:value-type="string" table:style-name="Default" office:string-value="Percent"/>
          <table:table-cell office:value="0.1234" office:value-type="float" table:style-name="Default"/>
        </table:table-row>
        <table:table-row>
          <table:table-cell office:value-type="string" table:style-name="Default" office:string-value="Currency"/>
          <table:table-cell office:value="99.95" office:value-type="float" table:style-name="Default"/>
        </table:table-row>
        <table:table-row>
          <table:table-cell office:value-type="string" table:style-name="Default" office:string-value="String"/>
          <table:table-cell office:value-type="string" table:style-name="Default" office:string-value="text"/>
        </table:table-row>
        <table:table-row>
          <table:table-cell office:value-type="string" table:style-name="Default" office:string-value="Boolean"/>
          <table:table-cell office:value-type="boolean" table:style-name="Default" office:boolean-value="true"/>
          <table:table-cell office:value-type="boolean" table:style-name="Default" office:boolean-value="false"/>
        </table:table-row>
        <table:table-row>
          <table:table-cell office:value-type="string" table:style-name="Default" office:string-value="Date"/>
          <table:table-cell office:value-type="date" table:style-name="Default" office:date-value="2001-08-23T00:00:00.000"/>
          <table:table-cell office:value-type="date" table:style-name="Default" office:date-value="2008-02-29T12:46:48.000"/>
        </table:table-row>
        <table:table-row>
          <table:table-cell office:value-type="string" table:style-name="Default" office:string-value="Time"/>
          <table:table-cell office:value-type="time" table:style-name="Default" office:time-value="PT23H12M23.000S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1</meta:generator>
    <meta:creation-date>2008-04-03T15:57:41.000</meta:creation-date>
  </office:meta>
</office:document-meta>
</file>